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Dima Yekan Bold" svg:font-family="'Dima Yekan Bold'" style:font-pitch="variable"/>
    <style:font-face style:name="Samim1" svg:font-family="Samim" style:font-pitch="variable"/>
    <style:font-face style:name="Liberation Serif" svg:font-family="'Liberation Serif'" style:font-family-generic="roman" style:font-pitch="variable"/>
    <style:font-face style:name="Samim" svg:font-family="Samim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cm" fo:margin-left="-0.03cm" fo:break-before="page" table:align="left"/>
    </style:style>
    <style:style style:name="Table1.A" style:family="table-column">
      <style:table-column-properties style:column-width="1.104cm"/>
    </style:style>
    <style:style style:name="Table1.B" style:family="table-column">
      <style:table-column-properties style:column-width="4.847cm"/>
    </style:style>
    <style:style style:name="Table1.C" style:family="table-column">
      <style:table-column-properties style:column-width="1.198cm"/>
    </style:style>
    <style:style style:name="Table1.D" style:family="table-column">
      <style:table-column-properties style:column-width="4.831cm"/>
    </style:style>
    <style:style style:name="Table1.F" style:family="table-column">
      <style:table-column-properties style:column-width="4.822cm"/>
    </style:style>
    <style:style style:name="Table1.1" style:family="table-row"/>
    <style:style style:name="Table1.A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6.154cm" style:rel-column-width="21845*"/>
    </style:style>
    <style:style style:name="Table2.B" style:family="table-column">
      <style:table-column-properties style:column-width="6.154cm" style:rel-column-width="21844*"/>
    </style:style>
    <style:style style:name="Table2.C" style:family="table-column">
      <style:table-column-properties style:column-width="6.154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419cm" fo:margin-left="-0.03cm" fo:break-before="page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5.121cm"/>
    </style:style>
    <style:style style:name="Table4.C" style:family="table-column">
      <style:table-column-properties style:column-width="1.782cm"/>
    </style:style>
    <style:style style:name="Table4.D" style:family="table-column">
      <style:table-column-properties style:column-width="3.928cm"/>
    </style:style>
    <style:style style:name="Table4.E" style:family="table-column">
      <style:table-column-properties style:column-width="1.483cm"/>
    </style:style>
    <style:style style:name="Table4.F" style:family="table-column">
      <style:table-column-properties style:column-width="4.411cm"/>
    </style:style>
    <style:style style:name="Table4.1" style:family="table-row">
      <style:table-row-properties style:min-row-height="0.594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5" style:family="table-row">
      <style:table-row-properties style:min-row-height="0.785cm"/>
    </style:style>
    <style:style style:name="Table4.16" style:family="table-row">
      <style:table-row-properties style:min-row-height="0.734cm"/>
    </style:style>
    <style:style style:name="P1" style:family="paragraph" style:parent-style-name="Standard">
      <style:text-properties officeooo:rsid="003e15e4" officeooo:paragraph-rsid="003e15e4"/>
    </style:style>
    <style:style style:name="P2" style:family="paragraph" style:parent-style-name="Standard">
      <style:text-properties officeooo:rsid="0046b220" officeooo:paragraph-rsid="0058d8e9"/>
    </style:style>
    <style:style style:name="P3" style:family="paragraph" style:parent-style-name="Standard">
      <style:text-properties officeooo:rsid="0040382e" officeooo:paragraph-rsid="0058d8e9"/>
    </style:style>
    <style:style style:name="P4" style:family="paragraph" style:parent-style-name="Standard">
      <style:text-properties officeooo:paragraph-rsid="0058d8e9"/>
    </style:style>
    <style:style style:name="P5" style:family="paragraph" style:parent-style-name="Standard">
      <style:text-properties officeooo:paragraph-rsid="00636c1b"/>
    </style:style>
    <style:style style:name="P6" style:family="paragraph" style:parent-style-name="Standard">
      <style:text-properties officeooo:paragraph-rsid="00647252"/>
    </style:style>
    <style:style style:name="P7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5167df" officeooo:paragraph-rsid="0058d8e9" style:font-name-complex="Samim1"/>
    </style:style>
    <style:style style:name="P8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3e15e4" officeooo:paragraph-rsid="0058d8e9" style:font-name-complex="Samim1"/>
    </style:style>
    <style:style style:name="P9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3e8ed7" officeooo:paragraph-rsid="0058d8e9" style:font-name-complex="Samim1"/>
    </style:style>
    <style:style style:name="P10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0f844" officeooo:paragraph-rsid="0058d8e9" style:font-name-complex="Samim1"/>
    </style:style>
    <style:style style:name="P11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4acf4" officeooo:paragraph-rsid="0058d8e9" style:font-name-complex="Samim1"/>
    </style:style>
    <style:style style:name="P12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0382e" officeooo:paragraph-rsid="0058d8e9" style:font-name-complex="Samim1"/>
    </style:style>
    <style:style style:name="P13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81e21" officeooo:paragraph-rsid="0058d8e9" style:font-name-complex="Samim1"/>
    </style:style>
    <style:style style:name="P14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6b220" officeooo:paragraph-rsid="0058d8e9" style:font-name-complex="Samim1"/>
    </style:style>
    <style:style style:name="P15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472926" officeooo:paragraph-rsid="0058d8e9" style:font-name-complex="Samim1"/>
    </style:style>
    <style:style style:name="P16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539016" officeooo:paragraph-rsid="0058d8e9" style:font-name-complex="Samim1"/>
    </style:style>
    <style:style style:name="P17" style:family="paragraph" style:parent-style-name="Standard" style:list-style-name="L1">
      <loext:graphic-properties draw:fill="none"/>
      <style:paragraph-properties fo:margin-left="0.6cm" fo:margin-right="0cm" fo:text-align="end" style:justify-single-word="false" fo:text-indent="-0.6cm" style:auto-text-indent="false" fo:background-color="transparent" style:writing-mode="rl-tb"/>
      <style:text-properties officeooo:rsid="0057f5f1" officeooo:paragraph-rsid="0058d8e9" style:font-name-complex="Samim1"/>
    </style:style>
    <style:style style:name="P18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97a2" officeooo:paragraph-rsid="000e97a2" style:font-size-asian="6pt" style:font-style-asian="normal" style:font-weight-asian="normal" style:font-name-complex="Dima Yekan Bold" style:font-size-complex="12pt" style:text-emphasize="none"/>
    </style:style>
    <style:style style:name="P19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97a2" officeooo:paragraph-rsid="0058d8e9" style:font-size-asian="6pt" style:font-style-asian="normal" style:font-weight-asian="normal" style:font-name-complex="Dima Yekan Bold" style:font-size-complex="12pt" style:text-emphasize="none"/>
    </style:style>
    <style:style style:name="P20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4dda" officeooo:paragraph-rsid="000e4dda" style:font-size-asian="6pt" style:font-style-asian="normal" style:font-weight-asian="normal" style:font-name-complex="Dima Yekan Bold" style:font-size-complex="12pt" style:text-emphasize="none"/>
    </style:style>
    <style:style style:name="P21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4dda" officeooo:paragraph-rsid="0058d8e9" style:font-size-asian="6pt" style:font-style-asian="normal" style:font-weight-asian="normal" style:font-name-complex="Dima Yekan Bold" style:font-size-complex="12pt" style:text-emphasize="none"/>
    </style:style>
    <style:style style:name="P22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4dda" officeooo:paragraph-rsid="005e6801" style:font-size-asian="6pt" style:font-style-asian="normal" style:font-weight-asian="normal" style:font-name-complex="Dima Yekan Bold" style:font-size-complex="12pt" style:text-emphasize="none"/>
    </style:style>
    <style:style style:name="P23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4dda" officeooo:paragraph-rsid="005f4f59" style:font-size-asian="6pt" style:font-style-asian="normal" style:font-weight-asian="normal" style:font-name-complex="Dima Yekan Bold" style:font-size-complex="12pt" style:text-emphasize="none"/>
    </style:style>
    <style:style style:name="P24" style:family="paragraph" style:parent-style-name="Standard">
      <style:paragraph-properties fo:line-height="0.4cm" fo:text-align="end" style:justify-single-word="false" style:writing-mode="rl-tb"/>
      <style:text-properties style:text-outline="false" style:text-line-through-style="none" style:text-line-through-type="none" style:font-name="Samim" fo:font-size="6pt" fo:font-style="normal" fo:text-shadow="none" style:text-underline-style="none" fo:font-weight="normal" officeooo:rsid="000e4dda" officeooo:paragraph-rsid="006def40" style:font-size-asian="6pt" style:font-style-asian="normal" style:font-weight-asian="normal" style:font-name-complex="Dima Yekan Bold" style:font-size-complex="12pt" style:text-emphasize="none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3e15e4" officeooo:paragraph-rsid="0058d8e9" style:font-name-complex="Samim1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55b74a" officeooo:paragraph-rsid="0058d8e9" style:font-name-complex="Samim1"/>
    </style:style>
    <style:style style:name="P27" style:family="paragraph" style:parent-style-name="Standard">
      <style:paragraph-properties fo:break-before="page"/>
      <style:text-properties officeooo:rsid="0046b220" officeooo:paragraph-rsid="0058d8e9"/>
    </style:style>
    <style:style style:name="P28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6d00e" officeooo:paragraph-rsid="0058d8e9" style:font-name-complex="Samim1"/>
    </style:style>
    <style:style style:name="P29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81e21" officeooo:paragraph-rsid="0058d8e9" style:font-name-complex="Samim1"/>
    </style:style>
    <style:style style:name="P30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882ac" officeooo:paragraph-rsid="0058d8e9" style:font-name-complex="Samim1"/>
    </style:style>
    <style:style style:name="P31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8b133" officeooo:paragraph-rsid="0058d8e9" style:font-name-complex="Samim1"/>
    </style:style>
    <style:style style:name="P32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ada02" officeooo:paragraph-rsid="0058d8e9" style:font-name-complex="Samim1"/>
    </style:style>
    <style:style style:name="P33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4f3ad6" officeooo:paragraph-rsid="0058d8e9" style:font-name-complex="Samim1"/>
    </style:style>
    <style:style style:name="P34" style:family="paragraph" style:parent-style-name="Table_20_Contents" style:list-style-name="L1">
      <loext:graphic-properties draw:fill="none"/>
      <style:paragraph-properties fo:margin-left="0.7cm" fo:margin-right="0cm" fo:text-align="end" style:justify-single-word="false" fo:text-indent="-0.6cm" style:auto-text-indent="false" fo:background-color="transparent" text:number-lines="false" text:line-number="0" style:writing-mode="rl-tb"/>
      <style:text-properties officeooo:rsid="00556a9b" officeooo:paragraph-rsid="0058d8e9" style:font-name-complex="Samim1"/>
    </style:style>
    <style:style style:name="P35" style:family="paragraph" style:parent-style-name="Table_20_Contents">
      <loext:graphic-properties draw:fill="solid" draw:fill-color="#e16173" draw:opacity="100%"/>
      <style:paragraph-properties fo:line-height="0.4cm" fo:text-align="center" style:justify-single-word="false" fo:background-color="#e16173" style:writing-mode="rl-tb"/>
      <style:text-properties fo:font-weight="normal" officeooo:rsid="000dd1fc" officeooo:paragraph-rsid="000dd1fc" style:font-weight-asian="normal" style:font-name-complex="Dima Yekan Bold" style:font-size-complex="12pt" style:font-weight-complex="normal"/>
    </style:style>
    <style:style style:name="P36" style:family="paragraph" style:parent-style-name="Table_20_Contents">
      <loext:graphic-properties draw:fill="solid" draw:fill-color="#e16173" draw:opacity="100%"/>
      <style:paragraph-properties fo:line-height="0.4cm" fo:text-align="center" style:justify-single-word="false" fo:background-color="#e16173" style:writing-mode="rl-tb"/>
      <style:text-properties fo:font-weight="normal" officeooo:rsid="000dd1fc" officeooo:paragraph-rsid="0058d8e9" style:font-weight-asian="normal" style:font-name-complex="Dima Yekan Bold" style:font-size-complex="12pt" style:font-weight-complex="normal"/>
    </style:style>
    <style:style style:name="P37" style:family="paragraph" style:parent-style-name="Table_20_Contents">
      <style:paragraph-properties fo:line-height="0.4cm" fo:text-align="end" style:justify-single-word="false" style:writing-mode="rl-tb"/>
      <style:text-properties officeooo:rsid="000dd1fc" officeooo:paragraph-rsid="0058d8e9" style:font-name-complex="Dima Yekan Bold" style:font-size-complex="10pt"/>
    </style:style>
    <style:style style:name="P38" style:family="paragraph" style:parent-style-name="Table_20_Contents">
      <loext:graphic-properties draw:fill="solid" draw:fill-color="#ffff00" draw:opacity="100%"/>
      <style:paragraph-properties fo:line-height="0.4cm" fo:text-align="end" style:justify-single-word="false" fo:background-color="#ffff00" style:writing-mode="rl-tb"/>
      <style:text-properties officeooo:rsid="000dd1fc" officeooo:paragraph-rsid="0058d8e9" style:font-name-complex="Dima Yekan Bold" style:font-size-complex="10pt"/>
    </style:style>
    <style:style style:name="P39" style:family="paragraph" style:parent-style-name="Table_20_Contents">
      <loext:graphic-properties draw:fill="solid" draw:fill-color="#3faf46" draw:opacity="100%"/>
      <style:paragraph-properties fo:line-height="0.4cm" fo:text-align="end" style:justify-single-word="false" fo:background-color="#3faf46" style:writing-mode="rl-tb"/>
      <style:text-properties officeooo:rsid="000dd1fc" officeooo:paragraph-rsid="0058d8e9" style:font-name-complex="Dima Yekan Bold" style:font-size-complex="10pt"/>
    </style:style>
    <style:style style:name="P40" style:family="paragraph" style:parent-style-name="Table_20_Contents">
      <loext:graphic-properties draw:fill="solid" draw:fill-color="#729fcf" draw:opacity="100%"/>
      <style:paragraph-properties fo:line-height="0.4cm" fo:text-align="end" style:justify-single-word="false" fo:background-color="#729fcf" style:writing-mode="rl-tb"/>
      <style:text-properties officeooo:rsid="000dd1fc" officeooo:paragraph-rsid="0058d8e9" style:font-name-complex="Dima Yekan Bold" style:font-size-complex="10pt"/>
    </style:style>
    <style:style style:name="P41" style:family="paragraph" style:parent-style-name="Table_20_Contents">
      <loext:graphic-properties draw:fill="solid" draw:fill-color="#3faf46" draw:opacity="100%"/>
      <style:paragraph-properties fo:line-height="0.4cm" fo:text-align="end" style:justify-single-word="false" fo:background-color="#3faf46" style:writing-mode="rl-tb"/>
      <style:text-properties officeooo:rsid="000dd1fc" officeooo:paragraph-rsid="0070891d" style:font-name-complex="Dima Yekan Bold" style:font-size-complex="10pt"/>
    </style:style>
    <style:style style:name="P42" style:family="paragraph" style:parent-style-name="Table_20_Contents">
      <style:paragraph-properties fo:line-height="100%" fo:text-align="center" style:justify-single-word="false" style:writing-mode="rl-tb"/>
      <style:text-properties officeooo:rsid="000dd1fc" officeooo:paragraph-rsid="000dd1fc" style:font-name-complex="Dima Yekan Bold" style:font-size-complex="10pt"/>
    </style:style>
    <style:style style:name="P43" style:family="paragraph" style:parent-style-name="Table_20_Contents">
      <loext:graphic-properties draw:fill="solid" draw:fill-color="#ffff00" draw:opacity="100%"/>
      <style:paragraph-properties fo:line-height="100%" fo:text-align="center" style:justify-single-word="false" fo:background-color="#ffff00" style:writing-mode="rl-tb"/>
      <style:text-properties officeooo:rsid="000dd1fc" officeooo:paragraph-rsid="000dd1fc" style:font-name-complex="Dima Yekan Bold" style:font-size-complex="10pt"/>
    </style:style>
    <style:style style:name="P44" style:family="paragraph" style:parent-style-name="Table_20_Contents">
      <loext:graphic-properties draw:fill="solid" draw:fill-color="#ffff00" draw:opacity="100%"/>
      <style:paragraph-properties fo:line-height="100%" fo:text-align="center" style:justify-single-word="false" fo:background-color="#ffff00" style:writing-mode="rl-tb"/>
      <style:text-properties officeooo:rsid="000dd1fc" officeooo:paragraph-rsid="005fb4b0" style:font-name-complex="Dima Yekan Bold" style:font-size-complex="10pt"/>
    </style:style>
    <style:style style:name="P45" style:family="paragraph" style:parent-style-name="Table_20_Contents">
      <style:paragraph-properties fo:line-height="0.4cm" fo:text-align="end" style:justify-single-word="false" style:writing-mode="rl-tb"/>
      <style:text-properties officeooo:rsid="000e4dda" officeooo:paragraph-rsid="000e4dda" style:font-name-complex="Dima Yekan Bold" style:font-size-complex="12pt"/>
    </style:style>
    <style:style style:name="P46" style:family="paragraph" style:parent-style-name="Table_20_Contents">
      <style:paragraph-properties fo:line-height="0.4cm" fo:text-align="end" style:justify-single-word="false" style:writing-mode="rl-tb"/>
      <style:text-properties officeooo:rsid="000e4dda" officeooo:paragraph-rsid="0058d8e9" style:font-name-complex="Dima Yekan Bold" style:font-size-complex="12pt"/>
    </style:style>
    <style:style style:name="P47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2c14a5" style:font-name-asian="FreeSerif" style:font-size-asian="6pt" style:font-name-complex="FreeSerif" style:font-size-complex="12pt"/>
    </style:style>
    <style:style style:name="P48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2e0b57" style:font-name-asian="FreeSerif" style:font-size-asian="6pt" style:font-name-complex="FreeSerif" style:font-size-complex="12pt"/>
    </style:style>
    <style:style style:name="P49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3ca391" style:font-name-asian="FreeSerif" style:font-size-asian="6pt" style:font-name-complex="FreeSerif" style:font-size-complex="12pt"/>
    </style:style>
    <style:style style:name="P50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340c53" style:font-name-asian="FreeSerif" style:font-size-asian="6pt" style:font-name-complex="FreeSerif" style:font-size-complex="12pt"/>
    </style:style>
    <style:style style:name="P51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58d8e9" style:font-name-asian="FreeSerif" style:font-size-asian="6pt" style:font-name-complex="FreeSerif" style:font-size-complex="12pt"/>
    </style:style>
    <style:style style:name="P52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5fe11d" style:font-name-asian="FreeSerif" style:font-size-asian="6pt" style:font-name-complex="FreeSerif" style:font-size-complex="12pt"/>
    </style:style>
    <style:style style:name="P53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60e6ea" style:font-name-asian="FreeSerif" style:font-size-asian="6pt" style:font-name-complex="FreeSerif" style:font-size-complex="12pt"/>
    </style:style>
    <style:style style:name="P54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62b672" style:font-name-asian="FreeSerif" style:font-size-asian="6pt" style:font-name-complex="FreeSerif" style:font-size-complex="12pt"/>
    </style:style>
    <style:style style:name="P55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636c1b" style:font-name-asian="FreeSerif" style:font-size-asian="6pt" style:font-name-complex="FreeSerif" style:font-size-complex="12pt"/>
    </style:style>
    <style:style style:name="P56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647252" style:font-name-asian="FreeSerif" style:font-size-asian="6pt" style:font-name-complex="FreeSerif" style:font-size-complex="12pt"/>
    </style:style>
    <style:style style:name="P57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6pt" officeooo:rsid="002c14a5" officeooo:paragraph-rsid="006a0272" style:font-name-asian="FreeSerif" style:font-size-asian="6pt" style:font-name-complex="FreeSerif" style:font-size-complex="12pt"/>
    </style:style>
    <style:style style:name="P58" style:family="paragraph" style:parent-style-name="Table_20_Contents">
      <style:paragraph-properties fo:line-height="100%" fo:text-align="center" style:justify-single-word="false" style:writing-mode="rl-tb"/>
      <style:text-properties style:font-name="FreeSerif" fo:font-size="6pt" officeooo:rsid="000dd1fc" officeooo:paragraph-rsid="00647252" style:font-name-asian="FreeSerif" style:font-size-asian="6pt" style:font-name-complex="Dima Yekan Bold" style:font-size-complex="10pt"/>
    </style:style>
    <style:style style:name="P59" style:family="paragraph" style:parent-style-name="Table_20_Contents">
      <style:paragraph-properties fo:line-height="100%" fo:text-align="center" style:justify-single-word="false" style:writing-mode="rl-tb"/>
      <style:text-properties style:font-name="FreeSerif" fo:font-size="6pt" officeooo:rsid="000dd1fc" officeooo:paragraph-rsid="006981ca" style:font-name-asian="FreeSerif" style:font-size-asian="6pt" style:font-name-complex="Dima Yekan Bold" style:font-size-complex="10pt"/>
    </style:style>
    <style:style style:name="P60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11pt" officeooo:rsid="003aaf76" officeooo:paragraph-rsid="0058d8e9" style:font-name-asian="FreeSerif" style:font-size-asian="11pt" style:font-name-complex="FreeSerif" style:font-size-complex="11pt"/>
    </style:style>
    <style:style style:name="P61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11pt" officeooo:rsid="003aaf76" officeooo:paragraph-rsid="006def40" style:font-name-asian="FreeSerif" style:font-size-asian="11pt" style:font-name-complex="FreeSerif" style:font-size-complex="11pt"/>
    </style:style>
    <style:style style:name="P62" style:family="paragraph" style:parent-style-name="Table_20_Contents">
      <style:paragraph-properties fo:line-height="0.4cm" fo:text-align="end" style:justify-single-word="false" style:writing-mode="rl-tb"/>
      <style:text-properties style:font-name="FreeSerif" fo:font-size="11pt" officeooo:rsid="003aaf76" officeooo:paragraph-rsid="0070891d" style:font-name-asian="FreeSerif" style:font-size-asian="11pt" style:font-name-complex="FreeSerif" style:font-size-complex="11pt"/>
    </style:style>
    <style:style style:name="P63" style:family="paragraph" style:parent-style-name="Table_20_Contents">
      <style:paragraph-properties fo:line-height="0.4cm" fo:text-align="end" style:justify-single-word="false" style:writing-mode="rl-tb"/>
      <style:text-properties fo:font-size="6pt" officeooo:rsid="002f6168" officeooo:paragraph-rsid="0058d8e9" style:font-size-asian="6pt" style:font-name-complex="Dima Yekan Bold" style:font-size-complex="12pt"/>
    </style:style>
    <style:style style:name="P64" style:family="paragraph" style:parent-style-name="Table_20_Contents">
      <style:paragraph-properties fo:line-height="0.4cm" fo:text-align="end" style:justify-single-word="false" style:writing-mode="rl-tb"/>
      <style:text-properties fo:font-size="6pt" officeooo:rsid="00215606" officeooo:paragraph-rsid="0058d8e9" style:font-size-asian="6pt" style:font-name-complex="Dima Yekan Bold" style:font-size-complex="12pt"/>
    </style:style>
    <style:style style:name="P65" style:family="paragraph" style:parent-style-name="Table_20_Contents">
      <style:paragraph-properties fo:line-height="0.4cm" fo:text-align="end" style:justify-single-word="false" style:writing-mode="rl-tb"/>
      <style:text-properties fo:font-size="6pt" officeooo:rsid="001e9725" officeooo:paragraph-rsid="0058d8e9" style:font-size-asian="6pt" style:font-name-complex="Dima Yekan Bold" style:font-size-complex="12pt"/>
    </style:style>
    <style:style style:name="P66" style:family="paragraph" style:parent-style-name="Table_20_Contents">
      <style:paragraph-properties fo:line-height="0.4cm" fo:text-align="end" style:justify-single-word="false" style:writing-mode="rl-tb"/>
      <style:text-properties fo:font-size="6pt" officeooo:rsid="001f8dda" officeooo:paragraph-rsid="0058d8e9" style:font-size-asian="6pt" style:font-name-complex="Dima Yekan Bold" style:font-size-complex="12pt"/>
    </style:style>
    <style:style style:name="P67" style:family="paragraph" style:parent-style-name="Table_20_Contents">
      <style:paragraph-properties fo:line-height="0.4cm" fo:text-align="end" style:justify-single-word="false" style:writing-mode="rl-tb"/>
      <style:text-properties fo:font-size="6pt" officeooo:rsid="000f7f7f" officeooo:paragraph-rsid="000f7f7f" style:font-size-asian="6pt" style:font-name-complex="Dima Yekan Bold" style:font-size-complex="12pt"/>
    </style:style>
    <style:style style:name="P68" style:family="paragraph" style:parent-style-name="Table_20_Contents">
      <style:paragraph-properties fo:line-height="0.4cm" fo:text-align="end" style:justify-single-word="false" style:writing-mode="rl-tb"/>
      <style:text-properties fo:font-size="6pt" officeooo:rsid="000f7f7f" officeooo:paragraph-rsid="0058d8e9" style:font-size-asian="6pt" style:font-name-complex="Dima Yekan Bold" style:font-size-complex="12pt"/>
    </style:style>
    <style:style style:name="P69" style:family="paragraph" style:parent-style-name="Table_20_Contents">
      <style:paragraph-properties fo:line-height="0.4cm" fo:text-align="end" style:justify-single-word="false" style:writing-mode="rl-tb"/>
      <style:text-properties fo:font-size="6pt" officeooo:rsid="000f7f7f" officeooo:paragraph-rsid="005cf85e" style:font-size-asian="6pt" style:font-name-complex="Dima Yekan Bold" style:font-size-complex="12pt"/>
    </style:style>
    <style:style style:name="P70" style:family="paragraph" style:parent-style-name="Table_20_Contents">
      <style:paragraph-properties fo:line-height="0.4cm" fo:text-align="end" style:justify-single-word="false" style:writing-mode="rl-tb"/>
      <style:text-properties fo:font-size="6pt" officeooo:rsid="0020127d" officeooo:paragraph-rsid="0058d8e9" style:font-size-asian="6pt" style:font-name-complex="Dima Yekan Bold" style:font-size-complex="12pt"/>
    </style:style>
    <style:style style:name="P71" style:family="paragraph" style:parent-style-name="Table_20_Contents">
      <style:paragraph-properties fo:line-height="0.4cm" fo:text-align="end" style:justify-single-word="false" style:writing-mode="rl-tb"/>
      <style:text-properties fo:font-size="6pt" officeooo:rsid="00230e85" officeooo:paragraph-rsid="0058d8e9" style:font-size-asian="6pt" style:font-name-complex="Dima Yekan Bold" style:font-size-complex="12pt"/>
    </style:style>
    <style:style style:name="P72" style:family="paragraph" style:parent-style-name="Table_20_Contents">
      <style:paragraph-properties fo:line-height="0.4cm" fo:text-align="end" style:justify-single-word="false" style:writing-mode="rl-tb"/>
      <style:text-properties fo:font-size="6pt" officeooo:rsid="0027d2b3" officeooo:paragraph-rsid="0058d8e9" style:font-size-asian="6pt" style:font-name-complex="Dima Yekan Bold" style:font-size-complex="12pt"/>
    </style:style>
    <style:style style:name="P73" style:family="paragraph" style:parent-style-name="Table_20_Contents">
      <style:paragraph-properties fo:line-height="0.4cm" fo:text-align="end" style:justify-single-word="false" style:writing-mode="rl-tb"/>
      <style:text-properties fo:font-size="6pt" officeooo:rsid="0027530f" officeooo:paragraph-rsid="0058d8e9" style:font-size-asian="6pt" style:font-name-complex="Dima Yekan Bold" style:font-size-complex="12pt"/>
    </style:style>
    <style:style style:name="P74" style:family="paragraph" style:parent-style-name="Table_20_Contents">
      <style:paragraph-properties fo:line-height="0.4cm" fo:text-align="end" style:justify-single-word="false" style:writing-mode="rl-tb"/>
      <style:text-properties fo:font-size="6pt" officeooo:rsid="00108446" officeooo:paragraph-rsid="00108446" style:font-size-asian="6pt" style:font-name-complex="Dima Yekan Bold" style:font-size-complex="12pt"/>
    </style:style>
    <style:style style:name="P75" style:family="paragraph" style:parent-style-name="Table_20_Contents">
      <style:paragraph-properties fo:line-height="0.4cm" fo:text-align="end" style:justify-single-word="false" style:writing-mode="rl-tb"/>
      <style:text-properties fo:font-size="6pt" officeooo:rsid="00108446" officeooo:paragraph-rsid="0058d8e9" style:font-size-asian="6pt" style:font-name-complex="Dima Yekan Bold" style:font-size-complex="12pt"/>
    </style:style>
    <style:style style:name="P76" style:family="paragraph" style:parent-style-name="Table_20_Contents">
      <style:paragraph-properties fo:line-height="0.4cm" fo:text-align="end" style:justify-single-word="false" style:writing-mode="rl-tb"/>
      <style:text-properties fo:font-size="6pt" officeooo:rsid="00282d0e" officeooo:paragraph-rsid="0058d8e9" style:font-size-asian="6pt" style:font-name-complex="Dima Yekan Bold" style:font-size-complex="12pt"/>
    </style:style>
    <style:style style:name="P77" style:family="paragraph" style:parent-style-name="Table_20_Contents">
      <style:paragraph-properties fo:line-height="0.4cm" fo:text-align="end" style:justify-single-word="false" style:writing-mode="rl-tb"/>
      <style:text-properties fo:font-size="6pt" style:font-size-asian="6pt" style:font-name-complex="Dima Yekan Bold" style:font-size-complex="12pt"/>
    </style:style>
    <style:style style:name="P78" style:family="paragraph" style:parent-style-name="Table_20_Contents">
      <style:paragraph-properties fo:line-height="0.4cm" fo:text-align="end" style:justify-single-word="false" style:writing-mode="rl-tb"/>
      <style:text-properties fo:font-size="6pt" officeooo:paragraph-rsid="0058d8e9" style:font-size-asian="6pt" style:font-name-complex="Dima Yekan Bold" style:font-size-complex="12pt"/>
    </style:style>
    <style:style style:name="P79" style:family="paragraph" style:parent-style-name="Table_20_Contents">
      <style:paragraph-properties fo:line-height="0.4cm" fo:text-align="end" style:justify-single-word="false" style:writing-mode="rl-tb"/>
      <style:text-properties fo:font-size="6pt" officeooo:rsid="00124908" officeooo:paragraph-rsid="00124908" style:font-size-asian="6pt" style:font-name-complex="Dima Yekan Bold" style:font-size-complex="12pt"/>
    </style:style>
    <style:style style:name="P80" style:family="paragraph" style:parent-style-name="Table_20_Contents">
      <style:paragraph-properties fo:line-height="0.4cm" fo:text-align="end" style:justify-single-word="false" style:writing-mode="rl-tb"/>
      <style:text-properties fo:font-size="6pt" officeooo:rsid="00124908" officeooo:paragraph-rsid="0058d8e9" style:font-size-asian="6pt" style:font-name-complex="Dima Yekan Bold" style:font-size-complex="12pt"/>
    </style:style>
    <style:style style:name="P81" style:family="paragraph" style:parent-style-name="Table_20_Contents">
      <style:paragraph-properties fo:line-height="0.4cm" fo:text-align="end" style:justify-single-word="false" style:writing-mode="rl-tb"/>
      <style:text-properties fo:font-size="6pt" officeooo:rsid="002a07dc" officeooo:paragraph-rsid="0058d8e9" style:font-size-asian="6pt" style:font-name-complex="Dima Yekan Bold" style:font-size-complex="12pt"/>
    </style:style>
    <style:style style:name="P82" style:family="paragraph" style:parent-style-name="Table_20_Contents">
      <style:paragraph-properties fo:line-height="0.4cm" fo:text-align="end" style:justify-single-word="false" style:writing-mode="rl-tb"/>
      <style:text-properties fo:font-size="6pt" officeooo:rsid="0037d74f" officeooo:paragraph-rsid="0058d8e9" style:font-size-asian="6pt" style:font-name-complex="Dima Yekan Bold" style:font-size-complex="12pt"/>
    </style:style>
    <style:style style:name="P83" style:family="paragraph" style:parent-style-name="Table_20_Contents">
      <style:paragraph-properties fo:line-height="0.4cm" fo:text-align="end" style:justify-single-word="false" style:writing-mode="rl-tb"/>
      <style:text-properties fo:font-size="6pt" officeooo:rsid="0019be57" officeooo:paragraph-rsid="0019be57" style:font-size-asian="6pt" style:font-name-complex="Dima Yekan Bold" style:font-size-complex="12pt"/>
    </style:style>
    <style:style style:name="P84" style:family="paragraph" style:parent-style-name="Table_20_Contents">
      <style:paragraph-properties fo:line-height="0.4cm" fo:text-align="end" style:justify-single-word="false" style:writing-mode="rl-tb"/>
      <style:text-properties fo:font-size="6pt" officeooo:rsid="0019be57" officeooo:paragraph-rsid="0058d8e9" style:font-size-asian="6pt" style:font-name-complex="Dima Yekan Bold" style:font-size-complex="12pt"/>
    </style:style>
    <style:style style:name="P85" style:family="paragraph" style:parent-style-name="Table_20_Contents">
      <style:paragraph-properties fo:line-height="0.4cm" fo:text-align="end" style:justify-single-word="false" style:writing-mode="rl-tb"/>
      <style:text-properties fo:font-size="6pt" officeooo:rsid="001a19b7" officeooo:paragraph-rsid="001a19b7" style:font-size-asian="6pt" style:font-name-complex="Dima Yekan Bold" style:font-size-complex="12pt"/>
    </style:style>
    <style:style style:name="P86" style:family="paragraph" style:parent-style-name="Table_20_Contents">
      <style:paragraph-properties fo:line-height="0.4cm" fo:text-align="end" style:justify-single-word="false" style:writing-mode="rl-tb"/>
      <style:text-properties fo:font-size="6pt" officeooo:rsid="001a19b7" officeooo:paragraph-rsid="0058d8e9" style:font-size-asian="6pt" style:font-name-complex="Dima Yekan Bold" style:font-size-complex="12pt"/>
    </style:style>
    <style:style style:name="P87" style:family="paragraph" style:parent-style-name="Table_20_Contents">
      <style:paragraph-properties fo:line-height="0.4cm" fo:text-align="end" style:justify-single-word="false" style:writing-mode="rl-tb"/>
      <style:text-properties fo:font-size="6pt" officeooo:rsid="001b1f09" officeooo:paragraph-rsid="001b1f09" style:font-size-asian="6pt" style:font-name-complex="Dima Yekan Bold" style:font-size-complex="12pt"/>
    </style:style>
    <style:style style:name="P88" style:family="paragraph" style:parent-style-name="Table_20_Contents">
      <style:paragraph-properties fo:line-height="0.4cm" fo:text-align="end" style:justify-single-word="false" style:writing-mode="rl-tb"/>
      <style:text-properties fo:font-size="6pt" officeooo:rsid="001b1f09" officeooo:paragraph-rsid="0058d8e9" style:font-size-asian="6pt" style:font-name-complex="Dima Yekan Bold" style:font-size-complex="12pt"/>
    </style:style>
    <style:style style:name="P89" style:family="paragraph" style:parent-style-name="Table_20_Contents">
      <style:paragraph-properties fo:line-height="0.4cm" fo:text-align="end" style:justify-single-word="false" style:writing-mode="rl-tb"/>
      <style:text-properties fo:font-size="6pt" officeooo:rsid="001c7f77" officeooo:paragraph-rsid="001c7f77" style:font-size-asian="6pt" style:font-name-complex="Dima Yekan Bold" style:font-size-complex="12pt"/>
    </style:style>
    <style:style style:name="P90" style:family="paragraph" style:parent-style-name="Table_20_Contents">
      <style:paragraph-properties fo:line-height="0.4cm" fo:text-align="end" style:justify-single-word="false" style:writing-mode="rl-tb"/>
      <style:text-properties fo:font-size="6pt" officeooo:rsid="001c7f77" officeooo:paragraph-rsid="0058d8e9" style:font-size-asian="6pt" style:font-name-complex="Dima Yekan Bold" style:font-size-complex="12pt"/>
    </style:style>
    <style:style style:name="P91" style:family="paragraph" style:parent-style-name="Table_20_Contents">
      <style:paragraph-properties fo:line-height="0.4cm" fo:text-align="end" style:justify-single-word="false" style:writing-mode="rl-tb"/>
      <style:text-properties fo:font-size="6pt" officeooo:rsid="003b99f1" officeooo:paragraph-rsid="003b99f1" style:font-size-asian="6pt" style:font-name-complex="Dima Yekan Bold" style:font-size-complex="12pt"/>
    </style:style>
    <style:style style:name="P92" style:family="paragraph" style:parent-style-name="Table_20_Contents">
      <style:paragraph-properties fo:line-height="0.4cm" fo:text-align="end" style:justify-single-word="false" style:writing-mode="rl-tb"/>
      <style:text-properties fo:font-size="6pt" officeooo:rsid="003b99f1" officeooo:paragraph-rsid="0058d8e9" style:font-size-asian="6pt" style:font-name-complex="Dima Yekan Bold" style:font-size-complex="12pt"/>
    </style:style>
    <style:style style:name="P93" style:family="paragraph" style:parent-style-name="Table_20_Contents">
      <style:paragraph-properties fo:line-height="0.4cm" fo:text-align="end" style:justify-single-word="false" style:writing-mode="rl-tb"/>
      <style:text-properties fo:font-size="6pt" officeooo:rsid="003b99f1" officeooo:paragraph-rsid="005e6801" style:font-size-asian="6pt" style:font-name-complex="Dima Yekan Bold" style:font-size-complex="12pt"/>
    </style:style>
    <style:style style:name="P94" style:family="paragraph" style:parent-style-name="Table_20_Contents">
      <style:paragraph-properties fo:line-height="0.4cm" fo:text-align="end" style:justify-single-word="false" style:writing-mode="rl-tb"/>
      <style:text-properties officeooo:paragraph-rsid="0058d8e9"/>
    </style:style>
    <style:style style:name="P95" style:family="paragraph" style:parent-style-name="Table_20_Contents">
      <style:paragraph-properties fo:text-align="end" style:justify-single-word="false" style:writing-mode="rl-tb"/>
      <style:text-properties officeooo:rsid="0046d00e" officeooo:paragraph-rsid="0058d8e9" style:font-name-complex="Samim1"/>
    </style:style>
    <style:style style:name="P96" style:family="paragraph" style:parent-style-name="Table_20_Contents">
      <style:paragraph-properties fo:text-align="end" style:justify-single-word="false" style:writing-mode="rl-tb"/>
      <style:text-properties officeooo:rsid="0048b133" officeooo:paragraph-rsid="0058d8e9" style:font-name-complex="Samim1"/>
    </style:style>
    <style:style style:name="T1" style:family="text">
      <style:text-properties officeooo:rsid="0013f035"/>
    </style:style>
    <style:style style:name="T2" style:family="text">
      <style:text-properties officeooo:rsid="001ebef2"/>
    </style:style>
    <style:style style:name="T3" style:family="text">
      <style:text-properties officeooo:rsid="002a63e8"/>
    </style:style>
    <style:style style:name="T4" style:family="text">
      <style:text-properties fo:font-size="6pt" officeooo:rsid="0038ce2c" style:font-size-asian="6pt" style:font-name-complex="Dima Yekan Bold" style:font-size-complex="12pt"/>
    </style:style>
    <style:style style:name="T5" style:family="text">
      <style:text-properties fo:font-size="6pt" officeooo:rsid="003af152" style:font-size-asian="6pt" style:font-name-complex="Dima Yekan Bold" style:font-size-complex="12pt"/>
    </style:style>
    <style:style style:name="T6" style:family="text">
      <style:text-properties officeooo:rsid="002c14a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e9aac"/>
    </style:style>
    <style:style style:name="T10" style:family="text">
      <style:text-properties officeooo:rsid="003eef10"/>
    </style:style>
    <style:style style:name="T11" style:family="text">
      <style:text-properties officeooo:rsid="0042a828"/>
    </style:style>
    <style:style style:name="T12" style:family="text">
      <style:text-properties officeooo:rsid="0044acf4"/>
    </style:style>
    <style:style style:name="T13" style:family="text">
      <style:text-properties officeooo:rsid="00456cd2"/>
    </style:style>
    <style:style style:name="T14" style:family="text">
      <style:text-properties officeooo:rsid="0048b133"/>
    </style:style>
    <style:style style:name="T15" style:family="text">
      <style:text-properties officeooo:rsid="004e991a"/>
    </style:style>
    <style:style style:name="T16" style:family="text">
      <style:text-properties officeooo:rsid="0052a67f"/>
    </style:style>
    <style:style style:name="T17" style:family="text">
      <style:text-properties officeooo:rsid="0054df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58">وضعیّت</text:p>
          </table:table-cell>
          <table:table-cell table:style-name="Table1.A1" office:value-type="string">
            <text:p text:style-name="P43">روزانه</text:p>
          </table:table-cell>
          <table:table-cell table:style-name="Table1.A1" office:value-type="string">
            <text:p text:style-name="P58">وضعیّت</text:p>
          </table:table-cell>
          <table:table-cell table:style-name="Table1.A1" office:value-type="string">
            <text:p text:style-name="P43">روزانه</text:p>
          </table:table-cell>
          <table:table-cell table:style-name="Table1.A1" office:value-type="string">
            <text:p text:style-name="P42">وضعیّت</text:p>
          </table:table-cell>
          <table:table-cell table:style-name="Table1.F1" office:value-type="string">
            <text:p text:style-name="P43">روزانه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45">ویتامین‌های مریم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45">ویتامین‌های مریم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45">ویتامین‌های مریم</text:p>
          </table:table-cell>
        </table:table-row>
        <table:table-row table:style-name="Table1.1">
          <table:table-cell table:style-name="Table1.A1" office:value-type="string">
            <text:p text:style-name="P52">▢▢</text:p>
          </table:table-cell>
          <table:table-cell table:style-name="Table1.A1" office:value-type="string">
            <text:p text:style-name="P18">بازی با بچّه‌ها</text:p>
          </table:table-cell>
          <table:table-cell table:style-name="Table1.A1" office:value-type="string">
            <text:p text:style-name="P52">▢▢</text:p>
          </table:table-cell>
          <table:table-cell table:style-name="Table1.A1" office:value-type="string">
            <text:p text:style-name="P18">بازی با بچّه‌ها</text:p>
          </table:table-cell>
          <table:table-cell table:style-name="Table1.A1" office:value-type="string">
            <text:p text:style-name="P52">▢▢</text:p>
          </table:table-cell>
          <table:table-cell table:style-name="Table1.F1" office:value-type="string">
            <text:p text:style-name="P18">بازی با بچّه‌ها</text:p>
          </table:table-cell>
        </table:table-row>
        <table:table-row table:style-name="Table1.1"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67">نرمش کوتاه</text:p>
          </table:table-cell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67">نرمش کوتاه</text:p>
          </table:table-cell>
          <table:table-cell table:style-name="Table1.A1" office:value-type="string">
            <text:p text:style-name="P47">▢</text:p>
          </table:table-cell>
          <table:table-cell table:style-name="Table1.F1" office:value-type="string">
            <text:p text:style-name="P67">نرمش کوتاه</text:p>
          </table:table-cell>
        </table:table-row>
        <table:table-row table:style-name="Table1.1">
          <table:table-cell table:style-name="Table1.A1" office:value-type="string">
            <text:p text:style-name="P53">▢▢</text:p>
          </table:table-cell>
          <table:table-cell table:style-name="Table1.A1" office:value-type="string">
            <text:p text:style-name="P69">خوشحال کردن همسرم <text:span text:style-name="T3">و بچّه‌ها</text:span></text:p>
          </table:table-cell>
          <table:table-cell table:style-name="Table1.A1" office:value-type="string">
            <text:p text:style-name="P53">▢▢</text:p>
          </table:table-cell>
          <table:table-cell table:style-name="Table1.A1" office:value-type="string">
            <text:p text:style-name="P69">خوشحال کردن همسرم <text:span text:style-name="T3">و بچّه‌ها</text:span></text:p>
          </table:table-cell>
          <table:table-cell table:style-name="Table1.A1" office:value-type="string">
            <text:p text:style-name="P53">▢▢</text:p>
          </table:table-cell>
          <table:table-cell table:style-name="Table1.F1" office:value-type="string">
            <text:p text:style-name="P69">خوشحال کردن همسرم <text:span text:style-name="T3">و بچّه‌ها</text:span>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79">تماشا/مرور دوره‌ی آموزشی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79">تماشا/مرور دوره‌ی آموزشی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79">تماشا/مرور دوره‌ی آموزشی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3">کد نویسی/<text:span text:style-name="T6">پروژه‌های شخصی</text:span>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3">کد نویسی/<text:span text:style-name="T6">پروژه‌های شخصی</text:span>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83">کد نویسی/<text:span text:style-name="T6">پروژه‌های شخصی</text:span></text:p>
          </table:table-cell>
        </table:table-row>
        <table:table-row table:style-name="Table1.1"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85">ثبت خرید/هزینه‌های روزانه</text:p>
          </table:table-cell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85">ثبت خرید/هزینه‌های روزانه</text:p>
          </table:table-cell>
          <table:table-cell table:style-name="Table1.A1" office:value-type="string">
            <text:p text:style-name="P47">▢</text:p>
          </table:table-cell>
          <table:table-cell table:style-name="Table1.F1" office:value-type="string">
            <text:p text:style-name="P85">ثبت خرید/هزینه‌های روزانه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5">مسواک/نخ دندان×۲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5">مسواک/نخ دندان×۲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85">مسواک/نخ دندان×۲</text:p>
          </table:table-cell>
        </table:table-row>
        <table:table-row table:style-name="Table1.1">
          <table:table-cell table:style-name="Table1.A1" office:value-type="string">
            <text:p text:style-name="P54">▢▢</text:p>
          </table:table-cell>
          <table:table-cell table:style-name="Table1.A1" office:value-type="string">
            <text:p text:style-name="P93">شکر گذاری <text:span text:style-name="T7">تصویر سازی/</text:span><text:span text:style-name="T8">مدیتیشن</text:span></text:p>
          </table:table-cell>
          <table:table-cell table:style-name="Table1.A1" office:value-type="string">
            <text:p text:style-name="P54">▢▢▢</text:p>
          </table:table-cell>
          <table:table-cell table:style-name="Table1.A1" office:value-type="string">
            <text:p text:style-name="P93">شکر گذاری <text:span text:style-name="T7">تصویر سازی/</text:span><text:span text:style-name="T8">مدیتیشن</text:span></text:p>
          </table:table-cell>
          <table:table-cell table:style-name="Table1.A1" office:value-type="string">
            <text:p text:style-name="P54">▢▢▢</text:p>
          </table:table-cell>
          <table:table-cell table:style-name="Table1.F1" office:value-type="string">
            <text:p text:style-name="P93">شکر گذاری <text:span text:style-name="T7">تصویر سازی/</text:span><text:span text:style-name="T8">مدیتیشن</text:span></text:p>
          </table:table-cell>
        </table:table-row>
        <table:table-row table:style-name="Table1.1">
          <table:table-cell table:style-name="Table1.A1" office:value-type="string">
            <text:p text:style-name="P58">وضعیّت</text:p>
          </table:table-cell>
          <table:table-cell table:style-name="Table1.A1" office:value-type="string">
            <text:p text:style-name="P43">روزانه</text:p>
          </table:table-cell>
          <table:table-cell table:style-name="Table1.A1" office:value-type="string">
            <text:p text:style-name="P59">وضعیّت</text:p>
          </table:table-cell>
          <table:table-cell table:style-name="Table1.A1" office:value-type="string">
            <text:p text:style-name="P43">روزانه</text:p>
          </table:table-cell>
          <table:table-cell table:style-name="Table1.A1" office:value-type="string">
            <text:p text:style-name="P58">وضعیّت</text:p>
          </table:table-cell>
          <table:table-cell table:style-name="Table1.F1" office:value-type="string">
            <text:p text:style-name="P43">روزانه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45">ویتامین‌های مریم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45">ویتامین‌های مریم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45">ویتامین‌های مریم</text:p>
          </table:table-cell>
        </table:table-row>
        <table:table-row table:style-name="Table1.1">
          <table:table-cell table:style-name="Table1.A1" office:value-type="string">
            <text:p text:style-name="P52">▢▢</text:p>
          </table:table-cell>
          <table:table-cell table:style-name="Table1.A1" office:value-type="string">
            <text:p text:style-name="P18">بازی با بچّه‌ها</text:p>
          </table:table-cell>
          <table:table-cell table:style-name="Table1.A1" office:value-type="string">
            <text:p text:style-name="P52">▢▢</text:p>
          </table:table-cell>
          <table:table-cell table:style-name="Table1.A1" office:value-type="string">
            <text:p text:style-name="P18">بازی با بچّه‌ها</text:p>
          </table:table-cell>
          <table:table-cell table:style-name="Table1.A1" office:value-type="string">
            <text:p text:style-name="P52">▢▢</text:p>
          </table:table-cell>
          <table:table-cell table:style-name="Table1.F1" office:value-type="string">
            <text:p text:style-name="P18">بازی با بچّه‌ها</text:p>
          </table:table-cell>
        </table:table-row>
        <table:table-row table:style-name="Table1.1"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67">نرمش کوتاه</text:p>
          </table:table-cell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67">نرمش کوتاه</text:p>
          </table:table-cell>
          <table:table-cell table:style-name="Table1.A1" office:value-type="string">
            <text:p text:style-name="P47">▢</text:p>
          </table:table-cell>
          <table:table-cell table:style-name="Table1.F1" office:value-type="string">
            <text:p text:style-name="P67">نرمش کوتاه</text:p>
          </table:table-cell>
        </table:table-row>
        <table:table-row table:style-name="Table1.1">
          <table:table-cell table:style-name="Table1.A1" office:value-type="string">
            <text:p text:style-name="P53">▢▢</text:p>
          </table:table-cell>
          <table:table-cell table:style-name="Table1.A1" office:value-type="string">
            <text:p text:style-name="P69">خوشحال کردن همسرم <text:span text:style-name="T3">و بچّه‌ها</text:span></text:p>
          </table:table-cell>
          <table:table-cell table:style-name="Table1.A1" office:value-type="string">
            <text:p text:style-name="P53">▢▢</text:p>
          </table:table-cell>
          <table:table-cell table:style-name="Table1.A1" office:value-type="string">
            <text:p text:style-name="P69">خوشحال کردن همسرم <text:span text:style-name="T3">و بچّه‌ها</text:span></text:p>
          </table:table-cell>
          <table:table-cell table:style-name="Table1.A1" office:value-type="string">
            <text:p text:style-name="P53">▢▢</text:p>
          </table:table-cell>
          <table:table-cell table:style-name="Table1.F1" office:value-type="string">
            <text:p text:style-name="P69">خوشحال کردن همسرم <text:span text:style-name="T3">و بچّه‌ها</text:span>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79">تماشا/مرور دوره‌ی آموزشی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79">تماشا/مرور دوره‌ی آموزشی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79">تماشا/مرور دوره‌ی آموزشی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3">کد نویسی/<text:span text:style-name="T6">پروژه‌های شخصی</text:span>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3">کد نویسی/<text:span text:style-name="T6">پروژه‌های شخصی</text:span>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83">کد نویسی/<text:span text:style-name="T6">پروژه‌های شخصی</text:span></text:p>
          </table:table-cell>
        </table:table-row>
        <table:table-row table:style-name="Table1.1"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85">ثبت خرید/هزینه‌های روزانه</text:p>
          </table:table-cell>
          <table:table-cell table:style-name="Table1.A1" office:value-type="string">
            <text:p text:style-name="P47">▢</text:p>
          </table:table-cell>
          <table:table-cell table:style-name="Table1.A1" office:value-type="string">
            <text:p text:style-name="P85">ثبت خرید/هزینه‌های روزانه</text:p>
          </table:table-cell>
          <table:table-cell table:style-name="Table1.A1" office:value-type="string">
            <text:p text:style-name="P47">▢</text:p>
          </table:table-cell>
          <table:table-cell table:style-name="Table1.F1" office:value-type="string">
            <text:p text:style-name="P85">ثبت خرید/هزینه‌های روزانه</text:p>
          </table:table-cell>
        </table:table-row>
        <table:table-row table:style-name="Table1.1"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5">مسواک/نخ دندان×۲</text:p>
          </table:table-cell>
          <table:table-cell table:style-name="Table1.A1" office:value-type="string">
            <text:p text:style-name="P47">▢▢</text:p>
          </table:table-cell>
          <table:table-cell table:style-name="Table1.A1" office:value-type="string">
            <text:p text:style-name="P85">مسواک/نخ دندان×۲</text:p>
          </table:table-cell>
          <table:table-cell table:style-name="Table1.A1" office:value-type="string">
            <text:p text:style-name="P47">▢▢</text:p>
          </table:table-cell>
          <table:table-cell table:style-name="Table1.F1" office:value-type="string">
            <text:p text:style-name="P85">مسواک/نخ دندان×۲</text:p>
          </table:table-cell>
        </table:table-row>
        <table:table-row table:style-name="Table1.1">
          <table:table-cell table:style-name="Table1.A1" office:value-type="string">
            <text:p text:style-name="P57">▢▢</text:p>
          </table:table-cell>
          <table:table-cell table:style-name="Table1.A1" office:value-type="string">
            <text:p text:style-name="P93">شکر گذاری <text:span text:style-name="T7">تصویر سازی/</text:span><text:span text:style-name="T8">مدیتیشن</text:span></text:p>
          </table:table-cell>
          <table:table-cell table:style-name="Table1.A1" office:value-type="string">
            <text:p text:style-name="P57">▢▢▢</text:p>
          </table:table-cell>
          <table:table-cell table:style-name="Table1.A1" office:value-type="string">
            <text:p text:style-name="P93">شکر گذاری <text:span text:style-name="T7">تصویر سازی/</text:span><text:span text:style-name="T8">مدیتیشن</text:span></text:p>
          </table:table-cell>
          <table:table-cell table:style-name="Table1.A1" office:value-type="string">
            <text:p text:style-name="P57">▢▢▢</text:p>
          </table:table-cell>
          <table:table-cell table:style-name="Table1.F1" office:value-type="string">
            <text:p text:style-name="P93">شکر گذاری <text:span text:style-name="T7">تصویر سازی/</text:span><text:span text:style-name="T8">مدیتیشن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36">چک لیست‌ها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35658739712">
          <table:table-cell table:style-name="Table4.A2" office:value-type="string">
            <text:p text:style-name="P41">وضعیّت</text:p>
          </table:table-cell>
          <table:table-cell table:style-name="Table4.A2" office:value-type="string">
            <text:p text:style-name="P39">هفتگی</text:p>
          </table:table-cell>
          <table:table-cell table:style-name="Table4.A2" office:value-type="string">
            <text:p text:style-name="P41">وضعیّت</text:p>
          </table:table-cell>
          <table:table-cell table:style-name="Table4.A2" office:value-type="string">
            <text:p text:style-name="P39">هفتگی</text:p>
          </table:table-cell>
          <table:table-cell table:style-name="Table4.A2" office:value-type="string">
            <text:p text:style-name="P41">وضعیّت</text:p>
          </table:table-cell>
          <table:table-cell table:style-name="Table4.F2" office:value-type="string">
            <text:p text:style-name="P39">هفتگی</text:p>
          </table:table-cell>
        </table:table-row>
        <table:table-row table:style-name="TableLine93935651811040"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3">استراحت هفتگی</text:p>
          </table:table-cell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3">استراحت هفتگی</text:p>
          </table:table-cell>
          <table:table-cell table:style-name="Table4.A2" office:value-type="string">
            <text:p text:style-name="P51">▢▢</text:p>
          </table:table-cell>
          <table:table-cell table:style-name="Table4.F2" office:value-type="string">
            <text:p text:style-name="P63">استراحت هفتگی</text:p>
          </table:table-cell>
        </table:table-row>
        <table:table-row table:style-name="TableLine93935658159840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81">‍۱ <text:s/>روز برای کارهای عقب مانده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81">‍۱ <text:s/>روز برای کارهای عقب مانده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81">‍۱ <text:s/>روز برای کارهای عقب مانده</text:p>
          </table:table-cell>
        </table:table-row>
        <table:table-row table:style-name="TableLine93935648590560">
          <table:table-cell table:style-name="Table4.A2" office:value-type="string">
            <text:p text:style-name="P62">L S R W</text:p>
          </table:table-cell>
          <table:table-cell table:style-name="Table4.A2" office:value-type="string">
            <text:p text:style-name="P82">کار روی ۴ <text:s/>مهارت انگلیسی</text:p>
          </table:table-cell>
          <table:table-cell table:style-name="Table4.A2" office:value-type="string">
            <text:p text:style-name="P62">L S R W</text:p>
          </table:table-cell>
          <table:table-cell table:style-name="Table4.A2" office:value-type="string">
            <text:p text:style-name="P82">کار روی ۴ <text:s/>مهارت انگلیسی</text:p>
          </table:table-cell>
          <table:table-cell table:style-name="Table4.A2" office:value-type="string">
            <text:p text:style-name="P62">L S R W</text:p>
          </table:table-cell>
          <table:table-cell table:style-name="Table4.F2" office:value-type="string">
            <text:p text:style-name="P82">کار روی ۴ <text:s/>مهارت انگلیسی</text:p>
          </table:table-cell>
        </table:table-row>
        <table:table-row table:style-name="TableLine93935663856640"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24">تمرین ساز و نت‌خوانی</text:p>
          </table:table-cell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24">تمرین ساز و نت‌خوانی</text:p>
          </table:table-cell>
          <table:table-cell table:style-name="Table4.A2" office:value-type="string">
            <text:p text:style-name="P51">▢▢</text:p>
          </table:table-cell>
          <table:table-cell table:style-name="Table4.F2" office:value-type="string">
            <text:p text:style-name="P24">تمرین ساز و نت‌خوانی</text:p>
          </table:table-cell>
        </table:table-row>
        <table:table-row table:style-name="TableLine93935652710112"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4">تعمیر/نظافت خانه</text:p>
          </table:table-cell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4">تعمیر/نظافت خانه</text:p>
          </table:table-cell>
          <table:table-cell table:style-name="Table4.A2" office:value-type="string">
            <text:p text:style-name="P51">▢▢</text:p>
          </table:table-cell>
          <table:table-cell table:style-name="Table4.F2" office:value-type="string">
            <text:p text:style-name="P64">تعمیر/نظافت خانه</text:p>
          </table:table-cell>
        </table:table-row>
        <table:table-row table:style-name="TableLine93935648627328"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94"><text:span text:style-name="T4"/></text:p>
          </table:table-cell>
          <table:table-cell table:style-name="Table4.F2" office:value-type="string">
            <text:p text:style-name="P51"/>
          </table:table-cell>
        </table:table-row>
        <table:table-row table:style-name="TableLine93935651136064"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78"/>
          </table:table-cell>
          <table:table-cell table:style-name="Table4.F2" office:value-type="string">
            <text:p text:style-name="P78"/>
          </table:table-cell>
        </table:table-row>
        <table:table-row table:style-name="TableLine93935646623936"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78"/>
          </table:table-cell>
          <table:table-cell table:style-name="Table4.F2" office:value-type="string">
            <text:p text:style-name="P78"/>
          </table:table-cell>
        </table:table-row>
        <table:table-row table:style-name="TableLine93935706477504">
          <table:table-cell table:style-name="Table4.A2" office:value-type="string">
            <text:p text:style-name="P37">وضعیّت</text:p>
          </table:table-cell>
          <table:table-cell table:style-name="Table4.A2" office:value-type="string">
            <text:p text:style-name="P40">ماهانه</text:p>
          </table:table-cell>
          <table:table-cell table:style-name="Table4.A2" office:value-type="string">
            <text:p text:style-name="P37">وضعیّت</text:p>
          </table:table-cell>
          <table:table-cell table:style-name="Table4.A2" office:value-type="string">
            <text:p text:style-name="P40">ماهانه</text:p>
          </table:table-cell>
          <table:table-cell table:style-name="Table4.A2" office:value-type="string">
            <text:p text:style-name="P37">وضعیّت</text:p>
          </table:table-cell>
          <table:table-cell table:style-name="Table4.F2" office:value-type="string">
            <text:p text:style-name="P40">ماهانه</text:p>
          </table:table-cell>
        </table:table-row>
        <table:table-row table:style-name="TableLine93935708879024"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4">اصلاح سر</text:p>
          </table:table-cell>
          <table:table-cell table:style-name="Table4.A2" office:value-type="string">
            <text:p text:style-name="P51">▢▢</text:p>
          </table:table-cell>
          <table:table-cell table:style-name="Table4.A2" office:value-type="string">
            <text:p text:style-name="P64">اصلاح سر</text:p>
          </table:table-cell>
          <table:table-cell table:style-name="Table4.A2" office:value-type="string">
            <text:p text:style-name="P51">▢▢</text:p>
          </table:table-cell>
          <table:table-cell table:style-name="Table4.F2" office:value-type="string">
            <text:p text:style-name="P64">اصلاح سر</text:p>
          </table:table-cell>
        </table:table-row>
        <table:table-row table:style-name="TableLine93935708880224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64">برآورد مالی ماه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64">برآورد مالی ماه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64">برآورد مالی ماه</text:p>
          </table:table-cell>
        </table:table-row>
        <table:table-row table:style-name="TableLine93935656466432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64">برنامه‌ریزی ماهانه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64">برنامه‌ریزی ماهانه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64">برنامه‌ریزی ماهانه</text:p>
          </table:table-cell>
        </table:table-row>
        <table:table-row table:style-name="Table4.15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71">نظافت ماشین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71">نظافت ماشین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71">نظافت ماشین</text:p>
          </table:table-cell>
        </table:table-row>
        <table:table-row table:style-name="Table4.16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72">ارزیابی ماهانه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72">ارزیابی ماهانه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72">ارزیابی ماهانه</text:p>
          </table:table-cell>
        </table:table-row>
        <table:table-row table:style-name="Table4.15"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94"><text:span text:style-name="T4">فروش </text:span><text:span text:style-name="T5">ز</text:span><text:span text:style-name="T4">باله خشک</text:span></text:p>
          </table:table-cell>
          <table:table-cell table:style-name="Table4.A2" office:value-type="string">
            <text:p text:style-name="P51">▢</text:p>
          </table:table-cell>
          <table:table-cell table:style-name="Table4.A2" office:value-type="string">
            <text:p text:style-name="P94"><text:span text:style-name="T4">فروش </text:span><text:span text:style-name="T5">ز</text:span><text:span text:style-name="T4">باله خشک</text:span></text:p>
          </table:table-cell>
          <table:table-cell table:style-name="Table4.A2" office:value-type="string">
            <text:p text:style-name="P51">▢</text:p>
          </table:table-cell>
          <table:table-cell table:style-name="Table4.F2" office:value-type="string">
            <text:p text:style-name="P94"><text:span text:style-name="T4">فروش </text:span><text:span text:style-name="T5">ز</text:span><text:span text:style-name="T4">باله خشک</text:span></text:p>
          </table:table-cell>
        </table:table-row>
        <table:table-row table:style-name="Table4.15">
          <table:table-cell table:style-name="Table4.A2" office:value-type="string">
            <text:p text:style-name="P92"><text:span text:style-name="T8"/>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78"/>
          </table:table-cell>
          <table:table-cell table:style-name="Table4.F2" office:value-type="string">
            <text:p text:style-name="P78"/>
          </table:table-cell>
        </table:table-row>
        <table:table-row table:style-name="Table4.15"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78"/>
          </table:table-cell>
          <table:table-cell table:style-name="Table4.F2" office:value-type="string">
            <text:p text:style-name="P78"/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35708625488">
          <table:table-cell table:style-name="Table2.A1" office:value-type="string">
            <text:p text:style-name="P25">قبل <text:span text:style-name="T16">از</text:span> کلاس ...</text:p>
          </table:table-cell>
          <table:table-cell table:style-name="Table2.A1" office:value-type="string">
            <text:p text:style-name="P26">ابتدای ورود به کلاس</text:p>
          </table:table-cell>
          <table:table-cell table:style-name="Table2.C1" office:value-type="string">
            <text:p text:style-name="P95">بعد از کلاس ...</text:p>
          </table:table-cell>
        </table:table-row>
        <table:table-row table:style-name="TableLine93935667549472">
          <table:table-cell table:style-name="Table2.A2" office:value-type="string">
            <text:list xml:id="list2749192175" text:style-name="L1">
              <text:list-item>
                <text:p text:style-name="P7">سر کلاس چی‌ها لازم داری؟</text:p>
              </text:list-item>
              <text:list-item>
                <text:p text:style-name="P8">تبلت شارژ باشه.</text:p>
              </text:list-item>
              <text:list-item>
                <text:p text:style-name="P8">بلندگو شارژ باشه.</text:p>
              </text:list-item>
              <text:list-item>
                <text:p text:style-name="P9">فلش محتواها رو همراه داشته باشی.</text:p>
              </text:list-item>
              <text:list-item>
                <text:p text:style-name="P9">تا کجا درس دادی/ <text:span text:style-name="T10">تکلیف‌ها چی‌ها بودن</text:span></text:p>
              </text:list-item>
              <text:list-item>
                <text:p text:style-name="P10">برگه‌ها<text:span text:style-name="T12">ی تمرین/امتحان</text:span> <text:span text:style-name="T11">برای تصحیح داری؟</text:span></text:p>
              </text:list-item>
              <text:list-item>
                <text:p text:style-name="P9">کجاها رو می‌خوای درس بدی/<text:span text:style-name="T9">بپرسی</text:span></text:p>
              </text:list-item>
              <text:list-item>
                <text:p text:style-name="P11">برگه تمرین لازم داری</text:p>
              </text:list-item>
              <text:list-item>
                <text:p text:style-name="P11">برای تدریس چه بازی‌هایی رو می‌تونی انجام بدی<text:span text:style-name="T13">؟</text:span></text:p>
              </text:list-item>
              <text:list-item>
                <text:p text:style-name="P12">لازمه حواست به کدوم دانش<text:span text:style-name="T15">‌</text:span>آموز‌ها باشه<text:span text:style-name="T13">؟</text:span></text:p>
              </text:list-item>
              <text:list-item>
                <text:p text:style-name="P13">یادداشت جلسه‌ی قبل رو بخون <text:soft-page-break/>جلسه‌ی قبل</text:p>
              </text:list-item>
              <text:list-item>
                <text:p text:style-name="P14">این درس چه نکته‌ی مهمی می‌تونه داشته باشه</text:p>
              </text:list-item>
              <text:list-item>
                <text:p text:style-name="P14">این درس چطوری می‌تونه به درد بچّه‌ها بخوره.</text:p>
              </text:list-item>
              <text:list-item>
                <text:p text:style-name="P15"/>
              </text:list-item>
              <text:list-item>
                <text:p text:style-name="P16">آیا از بین دانش‌آموز‌ها کسی مورد خاصی دارد (سلامتی، تربیتی، روحی/روانی، … <text:span text:style-name="T17">)</text:span></text:p>
              </text:list-item>
            </text:list>
          </table:table-cell>
          <table:table-cell table:style-name="Table2.A2" office:value-type="string">
            <text:list xml:id="list65610047001415" text:continue-list="list2749192175" text:style-name="L1">
              <text:list-item text:start-value="1">
                <text:p text:style-name="P15">تکلیف درس رو اوّل کلاس بگو.</text:p>
              </text:list-item>
              <text:list-item>
                <text:p text:style-name="P16">آیا از بین دانش‌آموز‌ها کسی مورد خاصی دارد (سلامتی، تربیتی، روحی/روانی، … <text:span text:style-name="T17">)</text:span></text:p>
              </text:list-item>
              <text:list-item>
                <text:p text:style-name="P17">مورد حساسیت برانگیزی هست که نباید حرفی ازش بزنم؟</text:p>
              </text:list-item>
            </text:list>
          </table:table-cell>
          <table:table-cell table:style-name="Table2.C2" office:value-type="string">
            <text:list xml:id="list65611206998637" text:continue-list="list65610047001415" text:style-name="L1">
              <text:list-item text:start-value="1">
                <text:p text:style-name="P28">بچه‌ها سؤالی ندارن؟</text:p>
              </text:list-item>
              <text:list-item>
                <text:p text:style-name="P28">سؤال بپرس تا اگه ابهام دارن برطرف بشه.</text:p>
              </text:list-item>
              <text:list-item>
                <text:p text:style-name="P29">خلاصه‌ای از اتفاقات مهم جلسه(تدریس، تکلیف، تنبیه و …) رو بنویس</text:p>
              </text:list-item>
              <text:list-item>
                <text:p text:style-name="P30">وسایلت چیزی جا نمونده؟</text:p>
              </text:list-item>
              <text:list-item>
                <text:p text:style-name="P30"><text:s/>خودکار، ماژیک، فلش، تبلت، گوشی، بلند گو، <text:span text:style-name="T14">فلش کارت‌ها</text:span> شال و کلاه و کاپشن.</text:p>
              </text:list-item>
              <text:list-item>
                <text:p text:style-name="P31">فلش کارت‌ها رو بشمار.</text:p>
              </text:list-item>
              <text:list-item>
                <text:p text:style-name="P32">از وسایل دانش آموز‌ها چیزی دستت نمونده باشه.</text:p>
              </text:list-item>
              <text:list-item>
                <text:p text:style-name="P33">وسایل مدرسه چیزی توی کلاس و دستت نمونده.</text:p>
              </text:list-item>
              <text:list-item>
                <text:p text:style-name="P34">آیا لازمه در مورد دانش‌آموزی پیگیری خاص رو در طول هفته <text:soft-page-break/>انجام بدم؟</text:p>
              </text:list-item>
              <text:list-item>
                <text:p text:style-name="P34"/>
              </text:list-item>
            </text:list>
            <text:p text:style-name="P96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Dima Yekan Bold" svg:font-family="'Dima Yekan Bold'" style:font-pitch="variable"/>
    <style:font-face style:name="Samim1" svg:font-family="Samim" style:font-pitch="variable"/>
    <style:font-face style:name="Liberation Serif" svg:font-family="'Liberation Serif'" style:font-family-generic="roman" style:font-pitch="variable"/>
    <style:font-face style:name="Samim" svg:font-family="Samim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901cm" fo:margin-bottom="0.905cm" fo:margin-left="1.27cm" fo:margin-right="1.27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06:02.328633787</meta:creation-date>
    <dc:date>2021-09-28T06:56:09.397616711</dc:date>
    <meta:editing-duration>PT1H50M13S</meta:editing-duration>
    <meta:editing-cycles>101</meta:editing-cycles>
    <meta:generator>LibreOffice/6.4.7.2$Linux_X86_64 LibreOffice_project/40$Build-2</meta:generator>
    <meta:print-date>2021-09-25T06:34:06.212708013</meta:print-date>
    <meta:document-statistic meta:table-count="3" meta:image-count="0" meta:object-count="0" meta:page-count="4" meta:paragraph-count="230" meta:word-count="615" meta:character-count="3007" meta:non-whitespace-character-count="2644"/>
  </office:meta>
</office:document-meta>
</file>